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edAbstractClassController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GenericAbstractClassWithConcreteImplementations.handle( C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nnotationDetectionTests.setUp( Class &lt; ? &gt; controllerType , boolean useAutoProx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ameterizedSubclassOverridesDefaultMappings.initBinder( WebDataBinder dataBinder , @ RequestParam ( "datePattern" ) String th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troller.handle( @ RequestHeader ( "header2" )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AbstractClassController.initBinder( WebDataBinder dataBinder , @ RequestParam ( "datePattern" ) String th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assController.initBinder( WebDataBinder dataBinder , @ RequestParam ( "datePattern" )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edInterfaceController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SubclassDoesNotOverrideConcreteImplementationsFromGenericAbstractSuperclass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Controller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SubclassOverridesDefaultMappings.handle( @ RequestHeader ( "header2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upportClass.initBinder( WebDataBinder dataBinder , @ RequestParam ( "datePattern" ) String th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AnnotationDetectionTests.args( Class &lt; ? &gt; controllerType , boolean useAuto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nnotationDetectionTests.handl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lassController.handle( @ RequestHeader ( "header2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InterfaceController.initBinder( WebDataBinder dataBinder , @ RequestParam ( "datePattern" ) String th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faceController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sor.matches( Method method , @ Nullable Class &lt; ? &gt;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faceController.initBinder( WebDataBinder dataBinder , @ RequestParam ( "datePattern" ) String th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edSubclassDoesNotOverrideConcreteImplementationsFromGenericAbstractSuperclass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upportClass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InterfaceController.handle( @ RequestHeader ( "header2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Controller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initBinder( WebDataBinder dataBinder , @ RequestParam ( "datePattern" )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Advisor.getControllerPointc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eterizedSubclassOverridesDefaultMappings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AbstractClassController.handle( @ RequestHeader ( "header2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InterfaceController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Controller.handle( @ RequestHeader ( "header2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SubclassOverridesDefaultMappings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Controller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AbstractClassController.handl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nnotationDetectionTests.requestMappingMethod( Class &lt; ? &gt; controllerType , boolean useAuto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ppingSupportClass.handle( @ RequestHeader ( "header2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sor.Controller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upportClass.initModel( @ RequestHeader ( "header1" ) Date dat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SubclassDoesNotOverrideConcreteImplementationsFromGenericAbstractSuperclass.initBinder( WebDataBinder dataBinder , @ RequestParam ( "datePattern" ) String th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